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709cm" table:align="right"/>
    </style:style>
    <style:style style:name="Table1.A" style:family="table-column">
      <style:table-column-properties style:column-width="12.601cm"/>
    </style:style>
    <style:style style:name="Table1.B" style:family="table-column">
      <style:table-column-properties style:column-width="3.10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90499" officeooo:paragraph-rsid="00090499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officeooo:rsid="00090499" officeooo:paragraph-rsid="0009049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90499" officeooo:paragraph-rsid="0009049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0cee6c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0cee6c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f8dcd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0a84d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630c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a3f04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75a0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190db1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d181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69fda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7cba9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99e2d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2b4f8d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309639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3225ac" style:font-size-asian="12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fo:font-weight="normal" officeooo:rsid="000cee6c" officeooo:paragraph-rsid="00337142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2b4f8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30963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337142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cee6c" officeooo:paragraph-rsid="0034fcef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213261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269fda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27cba9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2pt" fo:font-weight="normal" officeooo:rsid="00213261" officeooo:paragraph-rsid="00309639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2pt" fo:font-weight="normal" officeooo:rsid="00219465" officeooo:paragraph-rsid="00219465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219465" officeooo:paragraph-rsid="00269fda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fo:font-weight="normal" officeooo:rsid="00219465" officeooo:paragraph-rsid="00309639" style:font-size-asian="12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weight="normal" officeooo:rsid="00149be5" officeooo:paragraph-rsid="001bedae" style:font-size-asian="12pt" style:font-weight-asian="normal" style:font-size-complex="12pt" style:font-weight-complex="normal"/>
    </style:style>
    <style:style style:name="P32" style:family="paragraph" style:parent-style-name="Standard" style:list-style-name="L1">
      <style:paragraph-properties fo:text-align="start" style:justify-single-word="false"/>
      <style:text-properties fo:font-size="12pt" fo:font-weight="normal" officeooo:rsid="00149be5" officeooo:paragraph-rsid="002889eb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5b188" officeooo:paragraph-rsid="0025b188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69fda" officeooo:paragraph-rsid="00269fda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09639" officeooo:paragraph-rsid="0030963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3225ac" officeooo:paragraph-rsid="003225ac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style:paragraph-properties fo:text-align="start" style:justify-single-word="false"/>
      <style:text-properties fo:font-size="12pt" fo:font-weight="normal" officeooo:rsid="0034fcef" officeooo:paragraph-rsid="0034fcef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34fcef" officeooo:paragraph-rsid="0034fcef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bold" officeooo:rsid="00090499" officeooo:paragraph-rsid="00090499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90499" officeooo:paragraph-rsid="00090499" style:font-size-asian="12pt" style:font-weight-asian="bold" style:font-size-complex="12pt" style:font-weight-complex="bold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2pt" officeooo:paragraph-rsid="00337142" style:font-size-asian="12pt" style:font-size-complex="12pt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2pt" officeooo:paragraph-rsid="003225ac" style:font-size-asian="12pt" style:font-size-complex="12pt"/>
    </style:style>
    <style:style style:name="P43" style:family="paragraph" style:parent-style-name="Standard" style:list-style-name="L1" style:master-page-name="">
      <style:paragraph-properties fo:text-align="start" style:justify-single-word="false" style:page-number="auto"/>
      <style:text-properties fo:font-size="12pt" fo:font-weight="normal" officeooo:rsid="000cee6c" officeooo:paragraph-rsid="00337142" style:font-size-asian="12pt" style:font-weight-asian="normal" style:font-size-complex="12pt" style:font-weight-complex="normal"/>
    </style:style>
    <style:style style:name="P44" style:family="paragraph" style:parent-style-name="Standard" style:list-style-name="L1" style:master-page-name="">
      <style:paragraph-properties fo:text-align="start" style:justify-single-word="false" style:page-number="auto"/>
      <style:text-properties fo:font-size="12pt" fo:font-weight="normal" officeooo:rsid="000cee6c" officeooo:paragraph-rsid="00337142" style:font-size-asian="12pt" style:font-weight-asian="normal" style:font-size-complex="12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size="12pt" officeooo:rsid="0034fcef" officeooo:paragraph-rsid="0034fcef" style:font-size-asian="12pt" style:font-size-complex="12pt"/>
    </style:style>
    <style:style style:name="P46" style:family="paragraph" style:parent-style-name="Table_20_Contents" style:list-style-name="L5">
      <style:paragraph-properties fo:text-align="start" style:justify-single-word="false"/>
      <style:text-properties fo:font-size="12pt" officeooo:rsid="0034fcef" officeooo:paragraph-rsid="0034fcef" style:font-size-asian="12pt" style:font-size-complex="12pt"/>
    </style:style>
    <style:style style:name="P47" style:family="paragraph" style:parent-style-name="Table_20_Contents" style:list-style-name="L6">
      <style:paragraph-properties fo:text-align="start" style:justify-single-word="false"/>
      <style:text-properties fo:font-size="12pt" officeooo:rsid="0034fcef" officeooo:paragraph-rsid="0034fcef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34fcef" officeooo:paragraph-rsid="0034fcef" style:font-size-asian="12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officeooo:rsid="000cee6c"/>
    </style:style>
    <style:style style:name="T2" style:family="text">
      <style:text-properties officeooo:rsid="000d8d2e"/>
    </style:style>
    <style:style style:name="T3" style:family="text">
      <style:text-properties fo:font-weight="bold" officeooo:rsid="000d8d2e" style:font-weight-asian="bold" style:font-weight-complex="bold"/>
    </style:style>
    <style:style style:name="T4" style:family="text">
      <style:text-properties fo:font-weight="bold" officeooo:rsid="002514f2" style:font-weight-asian="bold" style:font-weight-complex="bold"/>
    </style:style>
    <style:style style:name="T5" style:family="text">
      <style:text-properties fo:font-weight="bold" officeooo:rsid="00269fda" style:font-weight-asian="bold" style:font-weight-complex="bold"/>
    </style:style>
    <style:style style:name="T6" style:family="text">
      <style:text-properties fo:font-weight="bold" officeooo:rsid="0027cba9" style:font-weight-asian="bold" style:font-weight-complex="bold"/>
    </style:style>
    <style:style style:name="T7" style:family="text">
      <style:text-properties fo:font-weight="bold" officeooo:rsid="002889eb" style:font-weight-asian="bold" style:font-weight-complex="bold"/>
    </style:style>
    <style:style style:name="T8" style:family="text">
      <style:text-properties fo:font-weight="bold" officeooo:rsid="00299e2d" style:font-weight-asian="bold" style:font-weight-complex="bold"/>
    </style:style>
    <style:style style:name="T9" style:family="text">
      <style:text-properties fo:font-weight="bold" officeooo:rsid="00337142" style:font-weight-asian="bold" style:font-weight-complex="bold"/>
    </style:style>
    <style:style style:name="T10" style:family="text">
      <style:text-properties fo:font-weight="bold" officeooo:rsid="0034fcef" style:font-weight-asian="bold" style:font-weight-complex="bold"/>
    </style:style>
    <style:style style:name="T11" style:family="text">
      <style:text-properties fo:font-weight="bold" officeooo:rsid="000cee6c" style:font-weight-asian="bold" style:font-weight-complex="bold"/>
    </style:style>
    <style:style style:name="T12" style:family="text">
      <style:text-properties officeooo:rsid="000f3c27"/>
    </style:style>
    <style:style style:name="T13" style:family="text">
      <style:text-properties officeooo:rsid="0010a84d"/>
    </style:style>
    <style:style style:name="T14" style:family="text">
      <style:text-properties officeooo:rsid="00149be5"/>
    </style:style>
    <style:style style:name="T15" style:family="text">
      <style:text-properties officeooo:rsid="001630c2"/>
    </style:style>
    <style:style style:name="T16" style:family="text">
      <style:text-properties officeooo:rsid="00175a04"/>
    </style:style>
    <style:style style:name="T17" style:family="text">
      <style:text-properties officeooo:rsid="00190db1"/>
    </style:style>
    <style:style style:name="T18" style:family="text">
      <style:text-properties officeooo:rsid="001f8dcd"/>
    </style:style>
    <style:style style:name="T19" style:family="text">
      <style:text-properties officeooo:rsid="00213261"/>
    </style:style>
    <style:style style:name="T20" style:family="text">
      <style:text-properties officeooo:rsid="002514f2"/>
    </style:style>
    <style:style style:name="T21" style:family="text">
      <style:text-properties officeooo:rsid="0031f0c3"/>
    </style:style>
    <style:style style:name="T22" style:family="text">
      <style:text-properties officeooo:rsid="00321386"/>
    </style:style>
    <style:style style:name="T23" style:family="text">
      <style:text-properties officeooo:rsid="00337142"/>
    </style:style>
    <style:style style:name="T24" style:family="text">
      <style:text-properties officeooo:rsid="00090499"/>
    </style:style>
    <style:style style:name="T25" style:family="text">
      <style:text-properties officeooo:rsid="00269fda"/>
    </style:style>
    <style:style style:name="T26" style:family="text">
      <style:text-properties officeooo:rsid="0034fcef"/>
    </style:style>
    <style:style style:name="T27" style:family="text">
      <style:text-properties fo:font-weight="normal" officeooo:rsid="0010a84d" style:font-weight-asian="normal" style:font-weight-complex="normal"/>
    </style:style>
    <style:style style:name="T28" style:family="text">
      <style:text-properties fo:font-weight="normal" officeooo:rsid="000cee6c" style:font-weight-asian="normal" style:font-weight-complex="normal"/>
    </style:style>
    <style:style style:name="T29" style:family="text">
      <style:text-properties fo:font-weight="normal" officeooo:rsid="00149be5" style:font-weight-asian="normal" style:font-weight-complex="normal"/>
    </style:style>
    <style:style style:name="T30" style:family="text">
      <style:text-properties fo:font-weight="normal" officeooo:rsid="00337142" style:font-weight-asian="normal" style:font-weight-complex="normal"/>
    </style:style>
    <style:style style:name="T31" style:family="text">
      <style:text-properties fo:font-weight="normal" officeooo:rsid="00090499" style:font-weight-asian="normal" style:font-weight-complex="normal"/>
    </style:style>
    <style:style style:name="T32" style:family="text">
      <style:text-properties fo:font-weight="normal" officeooo:rsid="00269fda" style:font-weight-asian="normal" style:font-weight-complex="normal"/>
    </style:style>
    <style:style style:name="T33" style:family="text">
      <style:text-properties fo:font-weight="normal" officeooo:rsid="00190db1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tudantes: Alesom, André, Jardel, João R., Jovani e Kétly</text:p>
      <text:p text:style-name="P2">Engenharia de Software II</text:p>
      <text:p text:style-name="P2">Ciência da Computação – Bacharelado</text:p>
      <text:p text:style-name="P2">Universidade Federal da Fronteira Sul</text:p>
      <text:p text:style-name="P39"/>
      <text:p text:style-name="P1">Brainstorm</text:p>
      <text:p text:style-name="P39"/>
      <text:p text:style-name="P40">→<text:span text:style-name="T1"> Definir Escopo</text:span></text:p>
      <text:p text:style-name="P3"/>
      <text:p text:style-name="P4"><text:tab/>Sistema de controle de estoque de materiais.</text:p>
      <text:p text:style-name="P4"/>
      <text:p text:style-name="P4">→<text:span text:style-name="T2"> </text:span><text:span text:style-name="T3">Separar/Organizar por Módulos</text:span></text:p>
      <text:list xml:id="list7484874984663317160" text:style-name="L1">
        <text:list-header>
          <text:p text:style-name="P5"/>
        </text:list-header>
        <text:list-item>
          <text:p text:style-name="P5">Cadastro de produto; </text:p>
        </text:list-item>
        <text:list-item>
          <text:p text:style-name="P24">Cadastro de grupo;</text:p>
        </text:list-item>
        <text:list-item>
          <text:p text:style-name="P28">Cadastro de local;</text:p>
        </text:list-item>
        <text:list-item>
          <text:p text:style-name="P6">Inserção de unidades de um produto; </text:p>
        </text:list-item>
        <text:list-item>
          <text:p text:style-name="P6"><text:span text:style-name="T18">Remoção</text:span> de unidades de um produto; </text:p>
        </text:list-item>
        <text:list-item>
          <text:p text:style-name="P5">Busca de produto<text:span text:style-name="T19">s</text:span> <text:span text:style-name="T19">por nome</text:span>; </text:p>
        </text:list-item>
        <text:list-item>
          <text:p text:style-name="P24">Busca de produtos por localização;</text:p>
        </text:list-item>
        <text:list-item>
          <text:p text:style-name="P24">Busca de produtos por grupo;</text:p>
        </text:list-item>
        <text:list-item>
          <text:p text:style-name="P5"><text:span text:style-name="T12">A</text:span>lerta para produtos em baixa no estoque; </text:p>
        </text:list-item>
        <text:list-item>
          <text:p text:style-name="P7">Gera<text:span text:style-name="T13">ção de</text:span> relatórios:</text:p>
          <text:list>
            <text:list-item>
              <text:p text:style-name="P7"><text:span text:style-name="T13">G</text:span>ráfico <text:span text:style-name="T14">geral </text:span>de consumo dos materiais;</text:p>
            </text:list-item>
            <text:list-item>
              <text:p text:style-name="P31">Gráfico de consumo <text:span text:style-name="T17">de materiais específicos</text:span>;</text:p>
            </text:list-item>
            <text:list-item>
              <text:p text:style-name="P8"><text:span text:style-name="T13">R</text:span>elatório mensal de consumo <text:span text:style-name="T15">dos materiais</text:span>;</text:p>
            </text:list-item>
            <text:list-item>
              <text:p text:style-name="P9"><text:span text:style-name="T13">R</text:span>elatório mensal de consumo <text:span text:style-name="T17">de materiais específicos</text:span>;</text:p>
            </text:list-item>
            <text:list-item>
              <text:p text:style-name="P10"><text:span text:style-name="T13">R</text:span>elatório <text:span text:style-name="T16">anual</text:span> de consumo <text:span text:style-name="T15">dos materiais</text:span>;</text:p>
            </text:list-item>
            <text:list-item>
              <text:p text:style-name="P9"><text:span text:style-name="T13">R</text:span>elatório <text:span text:style-name="T16">anual</text:span> de consumo <text:span text:style-name="T17">de materiais específicos</text:span>;</text:p>
            </text:list-item>
            <text:list-item>
              <text:p text:style-name="P11"><text:span text:style-name="T13">R</text:span>elatório <text:span text:style-name="T17">geral </text:span>de consumo <text:span text:style-name="T17">dos materiais </text:span>por <text:span text:style-name="T22">local</text:span>;</text:p>
            </text:list-item>
            <text:list-item>
              <text:p text:style-name="P11"><text:span text:style-name="T13">R</text:span>elatório de consumo <text:span text:style-name="T17">de materiais específicos</text:span>;</text:p>
            </text:list-item>
          </text:list>
        </text:list-item>
        <text:list-item>
          <text:p text:style-name="P5">Login de usuário;</text:p>
        </text:list-item>
      </text:list>
      <text:p text:style-name="P4"/>
      <text:p text:style-name="P4">→<text:span text:style-name="T20"> <text:s/></text:span><text:span text:style-name="T4">Planejamento da Primeira Sprint</text:span></text:p>
      <text:p text:style-name="P4"/>
      <text:p text:style-name="P33">Total de horas para a primeira sprint: 12 horas / 4 horas por par</text:p>
      <text:p text:style-name="P33"/>
      <text:p text:style-name="P34">Planning Poker</text:p>
      <text:p text:style-name="P34"/>
      <text:list xml:id="list143017106923897" text:continue-numbering="true" text:style-name="L1">
        <text:list-item>
          <text:p text:style-name="P12">Login de usuário; <text:span text:style-name="T5">Estimativa: </text:span><text:span text:style-name="T8">5</text:span><text:span text:style-name="T5"> pontos</text:span></text:p>
        </text:list-item>
        <text:list-item>
          <text:p text:style-name="P13">Cadastro de produto; <text:span text:style-name="T5">Estimativa: 2 pontos</text:span></text:p>
        </text:list-item>
        <text:list-item>
          <text:p text:style-name="P25">Cadastro de grupo;<text:span text:style-name="T1"> </text:span><text:span text:style-name="T5">Estimativa: 2 pontos</text:span></text:p>
        </text:list-item>
        <text:list-item>
          <text:p text:style-name="P29">Cadastro de local;<text:span text:style-name="T1"> </text:span><text:span text:style-name="T5">Estimativa: 2 pontos</text:span></text:p>
        </text:list-item>
        <text:list-item>
          <text:p text:style-name="P13">Inserção de unidades de um produto; <text:span text:style-name="T5">Estimativa: 2 pontos</text:span></text:p>
        </text:list-item>
        <text:list-item>
          <text:p text:style-name="P13"><text:span text:style-name="T18">Remoção</text:span> de unidades de um produto; <text:span text:style-name="T5">Estimativa: 2 pontos</text:span></text:p>
        </text:list-item>
        <text:list-item>
          <text:p text:style-name="P14">Busca de produto<text:span text:style-name="T19">s</text:span> <text:span text:style-name="T19">por nome</text:span>; <text:span text:style-name="T5">Estimativa: 2 pontos</text:span></text:p>
        </text:list-item>
        <text:list-item>
          <text:p text:style-name="P26">Busca de produtos por localização;<text:span text:style-name="T1"> </text:span><text:span text:style-name="T5">Estimativa: 2 pontos</text:span></text:p>
        </text:list-item>
        <text:list-item>
          <text:p text:style-name="P26">Busca de produtos por grupo;<text:span text:style-name="T1"> </text:span><text:span text:style-name="T5">Estimativa: 2 pontos</text:span></text:p>
        </text:list-item>
        <text:list-item>
          <text:p text:style-name="P14"><text:span text:style-name="T12">A</text:span>lerta para produtos em baixa no estoque; <text:span text:style-name="T5">Estimativa: </text:span><text:span text:style-name="T6">3</text:span><text:span text:style-name="T5"> pontos</text:span></text:p>
        </text:list-item>
        <text:list-item>
          <text:p text:style-name="P13">Gera<text:span text:style-name="T13">ção de</text:span> relatórios:</text:p>
          <text:list>
            <text:list-item>
              <text:p text:style-name="P14"><text:soft-page-break/><text:span text:style-name="T13">G</text:span>ráfico <text:span text:style-name="T14">geral </text:span>de consumo dos materiais; <text:span text:style-name="T5">Estimativa: 2</text:span><text:span text:style-name="T6">0</text:span><text:span text:style-name="T5"> pontos</text:span></text:p>
            </text:list-item>
            <text:list-item>
              <text:p text:style-name="P32">Gráfico de consumo <text:span text:style-name="T17">de materiais específicos</text:span>;<text:span text:style-name="T1"> </text:span><text:span text:style-name="T5">Estimativa: 2</text:span><text:span text:style-name="T7">0</text:span><text:span text:style-name="T5"> pontos</text:span></text:p>
            </text:list-item>
            <text:list-item>
              <text:p text:style-name="P15"><text:span text:style-name="T13">R</text:span>elatório mensal de consumo <text:span text:style-name="T15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16"><text:span text:style-name="T13">R</text:span>elatório mensal de consumo <text:span text:style-name="T17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16"><text:span text:style-name="T13">R</text:span>elatório <text:span text:style-name="T16">anual</text:span> de consumo <text:span text:style-name="T15">dos materiais</text:span>; <text:span text:style-name="T5">Estimativa: </text:span><text:span text:style-name="T8">5</text:span><text:span text:style-name="T5"> pontos</text:span></text:p>
            </text:list-item>
            <text:list-item>
              <text:p text:style-name="P16"><text:span text:style-name="T13">R</text:span>elatório <text:span text:style-name="T16">anual</text:span> de consumo <text:span text:style-name="T17">de materiais específicos</text:span>; <text:span text:style-name="T5">Estimativa: </text:span><text:span text:style-name="T8">5</text:span><text:span text:style-name="T5"> pontos</text:span></text:p>
            </text:list-item>
            <text:list-item>
              <text:p text:style-name="P16"><text:span text:style-name="T13">R</text:span>elatório <text:span text:style-name="T17">geral </text:span>de consumo <text:span text:style-name="T17">dos materiais </text:span>por prédio; <text:span text:style-name="T5">Estimativa: </text:span><text:span text:style-name="T8">5</text:span><text:span text:style-name="T5"> pontos</text:span></text:p>
            </text:list-item>
            <text:list-item>
              <text:p text:style-name="P16"><text:span text:style-name="T13">R</text:span>elatório de consumo <text:span text:style-name="T17">de materiais específicos</text:span>; <text:span text:style-name="T5">Estimativa: </text:span><text:span text:style-name="T8">5</text:span><text:span text:style-name="T5"> pontos</text:span></text:p>
            </text:list-item>
          </text:list>
        </text:list-item>
      </text:list>
      <text:p text:style-name="P20"/>
      <text:p text:style-name="P35">Tarefas definidas para a Primeira Sprint:</text:p>
      <text:list xml:id="list143015989429749" text:continue-numbering="true" text:style-name="L1">
        <text:list-header>
          <text:p text:style-name="P17"/>
        </text:list-header>
        <text:list-item>
          <text:p text:style-name="P17">Login de usuário; <text:span text:style-name="T5">Estimativa: </text:span><text:span text:style-name="T8">5</text:span><text:span text:style-name="T5"> pontos</text:span></text:p>
        </text:list-item>
        <text:list-item>
          <text:p text:style-name="P17">Cadastro de produto; <text:span text:style-name="T5">Estimativa: 2 pontos</text:span></text:p>
        </text:list-item>
        <text:list-item>
          <text:p text:style-name="P27">Cadastro de grupo;<text:span text:style-name="T1"> </text:span><text:span text:style-name="T5">Estimativa: 2 pontos</text:span></text:p>
        </text:list-item>
        <text:list-item>
          <text:p text:style-name="P30">Cadastro de local;<text:span text:style-name="T1"> </text:span><text:span text:style-name="T5">Estimativa: 2 pontos</text:span></text:p>
        </text:list-item>
        <text:list-item>
          <text:p text:style-name="P17">Inserção de unidades de um produto; <text:span text:style-name="T5">Estimativa: 2 pontos</text:span></text:p>
        </text:list-item>
        <text:list-item>
          <text:p text:style-name="P17"><text:span text:style-name="T18">Remoção</text:span> de unidades de um produto; <text:span text:style-name="T5">Estimativa: 2 pontos</text:span></text:p>
        </text:list-item>
        <text:list-item>
          <text:p text:style-name="P17">Busca de produto<text:span text:style-name="T19">s</text:span> <text:span text:style-name="T19">por nome</text:span>; <text:span text:style-name="T5">Estimativa: 2 pontos</text:span></text:p>
        </text:list-item>
        <text:list-item>
          <text:p text:style-name="P27">Busca de produtos por localização;<text:span text:style-name="T1"> </text:span><text:span text:style-name="T5">Estimativa: 2 pontos</text:span></text:p>
        </text:list-item>
        <text:list-item>
          <text:p text:style-name="P27">Busca de produtos por grupo;<text:span text:style-name="T1"> </text:span><text:span text:style-name="T5">Estimativa: 2 pontos</text:span></text:p>
        </text:list-item>
        <text:list-item>
          <text:p text:style-name="P17"><text:span text:style-name="T12">A</text:span>lerta para produtos em baixa no estoque; <text:span text:style-name="T5">Estimativa: </text:span><text:span text:style-name="T6">3</text:span><text:span text:style-name="T5"> pontos</text:span></text:p>
        </text:list-item>
      </text:list>
      <text:p text:style-name="P21"/>
      <text:p text:style-name="P36">Tarefas definidas para a segunda sprint <text:span text:style-name="T21">(3 semanas)</text:span> – 06/09/2016.</text:p>
      <text:p text:style-name="P36"/>
      <text:list xml:id="list1920447685161025589" text:style-name="L2">
        <text:list-item>
          <text:p text:style-name="P41"><text:span text:style-name="T27">G</text:span><text:span text:style-name="T28">ráfico </text:span><text:span text:style-name="T29">geral </text:span><text:span text:style-name="T28">de consumo dos materiais; </text:span><text:span text:style-name="T5">Estimativa: 2</text:span><text:span text:style-name="T6">0</text:span><text:span text:style-name="T5"> pontos - </text:span><text:span text:style-name="T30">João</text:span><text:span text:style-name="T9">/</text:span><text:span text:style-name="T31">Kétly</text:span></text:p>
        </text:list-item>
      </text:list>
      <text:list xml:id="list3755124375387750347" text:style-name="L3">
        <text:list-item>
          <text:p text:style-name="P42"><text:span text:style-name="T32">Gráfico de consumo </text:span><text:span text:style-name="T33">de materiais específicos</text:span><text:span text:style-name="T32">;</text:span><text:span text:style-name="T11"> </text:span><text:span text:style-name="T5">Estimativa: 2</text:span><text:span text:style-name="T7">0</text:span><text:span text:style-name="T5"> pontos - </text:span><text:span text:style-name="T30">André/jardel</text:span></text:p>
        </text:list-item>
      </text:list>
      <text:list xml:id="list143015920093548" text:continue-list="list143015989429749" text:style-name="L1">
        <text:list-item>
          <text:p text:style-name="P43"><text:span text:style-name="T13">R</text:span>elatório mensal de consumo <text:span text:style-name="T15">dos materiais</text:span>; <text:span text:style-name="T5">Estimativa: </text:span><text:span text:style-name="T8">5</text:span><text:span text:style-name="T5"> pontos -</text:span><text:span text:style-name="T23">João</text:span><text:span text:style-name="T9">/</text:span><text:span text:style-name="T24">Kétly</text:span></text:p>
        </text:list-item>
        <text:list-item>
          <text:p text:style-name="P43"><text:span text:style-name="T13">R</text:span>elatório mensal de consumo <text:span text:style-name="T17">de materiais específicos</text:span>; <text:span text:style-name="T5">Estimativa: </text:span><text:span text:style-name="T8">5</text:span><text:span text:style-name="T5"> pontos - </text:span><text:span text:style-name="T23">André/jardel</text:span></text:p>
        </text:list-item>
        <text:list-item>
          <text:p text:style-name="P18"><text:span text:style-name="T13">R</text:span>elatório <text:span text:style-name="T16">anual</text:span> de consumo <text:span text:style-name="T15">dos materiais</text:span>; <text:span text:style-name="T5">Estimativa: </text:span><text:span text:style-name="T8">5</text:span><text:span text:style-name="T5"> pontos - </text:span><text:span text:style-name="T23">Eduardo/jovani/alesom</text:span></text:p>
        </text:list-item>
        <text:list-item>
          <text:p text:style-name="P19"><text:span text:style-name="T13">R</text:span>elatório <text:span text:style-name="T16">anual</text:span> de consumo <text:span text:style-name="T17">de materiais específicos</text:span>; <text:span text:style-name="T5">Estimativa: </text:span><text:span text:style-name="T8">5</text:span><text:span text:style-name="T5"> pontos </text:span><text:span text:style-name="T25">- Eduardo/jovani/alesom</text:span></text:p>
        </text:list-item>
        <text:list-item>
          <text:p text:style-name="P19"><text:span text:style-name="T13">R</text:span>elatório <text:span text:style-name="T17">geral </text:span>de consumo <text:span text:style-name="T17">dos materiais </text:span>por <text:span text:style-name="T22">local</text:span>; <text:span text:style-name="T5">Estimativa: </text:span><text:span text:style-name="T8">5</text:span><text:span text:style-name="T5"> pontos </text:span><text:span text:style-name="T25">- Eduardo/jovani/alesom</text:span></text:p>
        </text:list-item>
        <text:list-item>
          <text:p text:style-name="P19"><text:span text:style-name="T13">Relatório de consumo de materiais específicos;</text:span><text:span text:style-name="T5"> Estimativa: </text:span><text:span text:style-name="T8">5</text:span><text:span text:style-name="T5"> pontos – </text:span><text:span text:style-name="T23">Eduardo/jovani/alesom</text:span></text:p>
        </text:list-item>
      </text:list>
      <text:p text:style-name="P22"/>
      <text:p text:style-name="P23">→<text:span text:style-name="T20"> <text:s/></text:span><text:span text:style-name="T4">Planejamento da </text:span><text:span text:style-name="T10">Terceira</text:span><text:span text:style-name="T4"> Sprint</text:span></text:p>
      <text:p text:style-name="P23"/>
      <text:p text:style-name="P23"><text:tab/><text:span text:style-name="T26">Data de início: 24/10/2016 – Duração: 3 semanas</text:span></text:p>
      <text:p text:style-name="P23"><text:span text:style-name="T4"><text:tab/></text:span><text:span text:style-name="T26">Scrum Master: Jardel</text:span></text:p>
      <text:p text:style-name="P23"><text:span text:style-name="T26"><text:tab/></text:span></text:p>
      <text:p text:style-name="P23"><text:span text:style-name="T26"><text:tab/>Pareamento: </text:span></text:p>
      <text:list xml:id="list5454133304707980519" text:style-name="L4">
        <text:list-item>
          <text:p text:style-name="P37">Jardel, Kétly e Eduardo</text:p>
        </text:list-item>
        <text:list-item>
          <text:p text:style-name="P37">João e Jovani</text:p>
        </text:list-item>
        <text:list-item>
          <text:p text:style-name="P37">Alesom e André</text:p>
        </text:list-item>
      </text:list>
      <text:p text:style-name="P38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5">TAREFAS</text:p>
          </table:table-cell>
          <table:table-cell table:style-name="Table1.B1" office:value-type="string">
            <text:p text:style-name="P48">ESTIMATIVA</text:p>
          </table:table-cell>
        </table:table-row>
        <table:table-row>
          <table:table-cell table:style-name="Table1.A2" office:value-type="string">
            <text:p text:style-name="P45">Correção de bugs na geração de gráficos</text:p>
          </table:table-cell>
          <table:table-cell table:style-name="Table1.B2" office:value-type="string">
            <text:p text:style-name="P48">2h</text:p>
          </table:table-cell>
        </table:table-row>
        <table:table-row>
          <table:table-cell table:style-name="Table1.A2" office:value-type="string">
            <text:p text:style-name="P45">Criar tabela de fornecedor</text:p>
          </table:table-cell>
          <table:table-cell table:style-name="Table1.B2" office:value-type="string">
            <text:p text:style-name="P48">30min</text:p>
          </table:table-cell>
        </table:table-row>
        <text:soft-page-break/>
        <table:table-row>
          <table:table-cell table:style-name="Table1.A2" office:value-type="string">
            <text:p text:style-name="P45">Inserir campos adicionais no cadastro de produtos:</text:p>
            <text:list xml:id="list3664117165519783626" text:style-name="L5">
              <text:list-item>
                <text:p text:style-name="P46">Unidade</text:p>
              </text:list-item>
            </text:list>
          </table:table-cell>
          <table:table-cell table:style-name="Table1.B4" office:value-type="string">
            <text:p text:style-name="P48">30min</text:p>
          </table:table-cell>
        </table:table-row>
        <table:table-row>
          <table:table-cell table:style-name="Table1.A2" office:value-type="string">
            <text:p text:style-name="P45">Inserir campos adicionais na inserção de unidades de produto:</text:p>
            <text:list xml:id="list4830584309024022998" text:style-name="L6">
              <text:list-item>
                <text:p text:style-name="P47">Valor da compra</text:p>
              </text:list-item>
              <text:list-item>
                <text:p text:style-name="P47">NF</text:p>
              </text:list-item>
              <text:list-item>
                <text:p text:style-name="P47">Fornecedor</text:p>
              </text:list-item>
              <text:list-item>
                <text:p text:style-name="P47">Tipo de Entrada</text:p>
              </text:list-item>
            </text:list>
          </table:table-cell>
          <table:table-cell table:style-name="Table1.B4" office:value-type="string">
            <text:p text:style-name="P48">1hr</text:p>
          </table:table-cell>
        </table:table-row>
        <table:table-row>
          <table:table-cell table:style-name="Table1.A2" office:value-type="string">
            <text:p text:style-name="P45">Criar transferência entre estoques</text:p>
          </table:table-cell>
          <table:table-cell table:style-name="Table1.B4" office:value-type="string">
            <text:p text:style-name="P48">1hr</text:p>
          </table:table-cell>
        </table:table-row>
        <table:table-row>
          <table:table-cell table:style-name="Table1.A2" office:value-type="string">
            <text:p text:style-name="P45">Remover opção de buscar que está “embutida” na opção de movimentação</text:p>
          </table:table-cell>
          <table:table-cell table:style-name="Table1.B4" office:value-type="string">
            <text:p text:style-name="P48">10min</text:p>
          </table:table-cell>
        </table:table-row>
        <table:table-row>
          <table:table-cell table:style-name="Table1.A2" office:value-type="string">
            <text:p text:style-name="P45">Modificar geração dos relatórios e graficos para incluir novos campos adicionados</text:p>
          </table:table-cell>
          <table:table-cell table:style-name="Table1.B4" office:value-type="string">
            <text:p text:style-name="P48">1h30min</text:p>
          </table:table-cell>
        </table:table-row>
        <table:table-row>
          <table:table-cell table:style-name="Table1.A2" office:value-type="string">
            <text:p text:style-name="P45">Gerar códigos de grupo e produto automaticamente</text:p>
          </table:table-cell>
          <table:table-cell table:style-name="Table1.B4" office:value-type="string">
            <text:p text:style-name="P48">30min</text:p>
          </table:table-cell>
        </table:table-row>
        <table:table-row>
          <table:table-cell table:style-name="Table1.A2" office:value-type="string">
            <text:p text:style-name="P45">Definir e aplicar design ao sistema</text:p>
          </table:table-cell>
          <table:table-cell table:style-name="Table1.B4" office:value-type="string">
            <text:p text:style-name="P48">2h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3:47:40.075006209</meta:creation-date>
    <dc:date>2016-10-25T14:30:15.551130661</dc:date>
    <meta:editing-duration>PT1H26S</meta:editing-duration>
    <meta:editing-cycles>43</meta:editing-cycles>
    <meta:generator>LibreOffice/4.2.8.2$Linux_X86_64 LibreOffice_project/420$Build-2</meta:generator>
    <dc:creator>Alesom Zorzi</dc:creator>
    <meta:document-statistic meta:table-count="1" meta:image-count="0" meta:object-count="0" meta:page-count="3" meta:paragraph-count="105" meta:word-count="673" meta:character-count="4136" meta:non-whitespace-character-count="3612"/>
  </office:meta>
</office:document-meta>
</file>